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000000010D4909AD4AB56FE2C.gif" manifest:media-type="image/gif"/>
  <manifest:file-entry manifest:full-path="Pictures/100002000000001000000010E7688A3B0C31DC1A.gif" manifest:media-type="image/gif"/>
  <manifest:file-entry manifest:full-path="Pictures/100002000000001000000010743FD26FAA781848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Lucida Sans Unicode', 'Lucida Grande', sans-serif"/>
    <style:font-face style:name="monospace" svg:font-family="monospac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.0528in" table:align="center"/>
    </style:style>
    <style:style style:name="Table1.A" style:family="table-column">
      <style:table-column-properties style:column-width="1.0528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9174in" table:align="left"/>
    </style:style>
    <style:style style:name="Table2.A" style:family="table-column">
      <style:table-column-properties style:column-width="0.2993in"/>
    </style:style>
    <style:style style:name="Table2.B" style:family="table-column">
      <style:table-column-properties style:column-width="0.0757in"/>
    </style:style>
    <style:style style:name="Table2.C" style:family="table-column">
      <style:table-column-properties style:column-width="0.5424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.0528in" table:align="center"/>
    </style:style>
    <style:style style:name="Table3.A" style:family="table-column">
      <style:table-column-properties style:column-width="1.0528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9174in" table:align="left"/>
    </style:style>
    <style:style style:name="Table4.A" style:family="table-column">
      <style:table-column-properties style:column-width="0.2993in"/>
    </style:style>
    <style:style style:name="Table4.B" style:family="table-column">
      <style:table-column-properties style:column-width="0.0757in"/>
    </style:style>
    <style:style style:name="Table4.C" style:family="table-column">
      <style:table-column-properties style:column-width="0.5424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1.0528in" table:align="center"/>
    </style:style>
    <style:style style:name="Table5.A" style:family="table-column">
      <style:table-column-properties style:column-width="1.0528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0.9174in" table:align="left"/>
    </style:style>
    <style:style style:name="Table6.A" style:family="table-column">
      <style:table-column-properties style:column-width="0.2993in"/>
    </style:style>
    <style:style style:name="Table6.B" style:family="table-column">
      <style:table-column-properties style:column-width="0.0757in"/>
    </style:style>
    <style:style style:name="Table6.C" style:family="table-column">
      <style:table-column-properties style:column-width="0.5424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1.0528in" table:align="center"/>
    </style:style>
    <style:style style:name="Table7.A" style:family="table-column">
      <style:table-column-properties style:column-width="1.0528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625in" table:align="left"/>
    </style:style>
    <style:style style:name="Table8.A" style:family="table-column">
      <style:table-column-properties style:column-width="0.3104in"/>
    </style:style>
    <style:style style:name="Table8.B" style:family="table-column">
      <style:table-column-properties style:column-width="0.3146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0528in" table:align="center"/>
    </style:style>
    <style:style style:name="Table9.A" style:family="table-column">
      <style:table-column-properties style:column-width="1.0528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5.3799in" table:align="left"/>
    </style:style>
    <style:style style:name="Table10.A" style:family="table-column">
      <style:table-column-properties style:column-width="0.3104in"/>
    </style:style>
    <style:style style:name="Table10.B" style:family="table-column">
      <style:table-column-properties style:column-width="5.0694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1.0528in" table:align="center"/>
    </style:style>
    <style:style style:name="Table11.A" style:family="table-column">
      <style:table-column-properties style:column-width="1.0528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0625in" table:align="left"/>
    </style:style>
    <style:style style:name="Table12.A" style:family="table-column">
      <style:table-column-properties style:column-width="0.3104in"/>
    </style:style>
    <style:style style:name="Table12.B" style:family="table-column">
      <style:table-column-properties style:column-width="2.7521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1.0528in" table:align="center"/>
    </style:style>
    <style:style style:name="Table13.A" style:family="table-column">
      <style:table-column-properties style:column-width="1.0528in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3.2118in" table:align="left"/>
    </style:style>
    <style:style style:name="Table14.A" style:family="table-column">
      <style:table-column-properties style:column-width="0.3104in"/>
    </style:style>
    <style:style style:name="Table14.B" style:family="table-column">
      <style:table-column-properties style:column-width="2.9014in"/>
    </style:style>
    <style:style style:name="Table14.A1" style:family="table-cell">
      <style:table-cell-properties style:vertical-align="middle" fo:padding="0in" fo:border="none"/>
    </style:style>
    <style:style style:name="Table15" style:family="table">
      <style:table-properties style:width="1.0528in" table:align="center"/>
    </style:style>
    <style:style style:name="Table15.A" style:family="table-column">
      <style:table-column-properties style:column-width="1.0528in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0.3104in"/>
    </style:style>
    <style:style style:name="Table16.B" style:family="table-column">
      <style:table-column-properties style:column-width="6.6146in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1.0528in" table:align="center"/>
    </style:style>
    <style:style style:name="Table17.A" style:family="table-column">
      <style:table-column-properties style:column-width="1.0528in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0.625in" table:align="left"/>
    </style:style>
    <style:style style:name="Table18.A" style:family="table-column">
      <style:table-column-properties style:column-width="0.3104in"/>
    </style:style>
    <style:style style:name="Table18.B" style:family="table-column">
      <style:table-column-properties style:column-width="0.3146in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1.1688in" table:align="center"/>
    </style:style>
    <style:style style:name="Table19.A" style:family="table-column">
      <style:table-column-properties style:column-width="1.1688in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0.625in" table:align="left"/>
    </style:style>
    <style:style style:name="Table20.A" style:family="table-column">
      <style:table-column-properties style:column-width="0.3104in"/>
    </style:style>
    <style:style style:name="Table20.B" style:family="table-column">
      <style:table-column-properties style:column-width="0.3146in"/>
    </style:style>
    <style:style style:name="Table20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fo:color="#565a5c" style:font-name="Lato" fo:font-size="12.75pt" fo:letter-spacing="normal" fo:font-style="normal" fo:font-weight="normal" style:font-name-asian="Lato" style:font-size-asian="12.75pt" style:font-style-asian="normal" style:font-weight-asian="normal" style:font-name-complex="Lato" style:font-size-complex="12.75pt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65a5c" style:font-name="Lato" fo:font-size="12.75pt" fo:letter-spacing="normal" fo:font-style="normal" fo:font-weight="normal" style:font-name-asian="Lato" style:font-size-asian="12.75pt" style:font-style-asian="normal" style:font-weight-asian="normal" style:font-name-complex="Lato" style:font-size-complex="12.75pt" style:font-style-complex="normal" style:font-weight-complex="normal" loext:padding="0in" loext:border="none"/>
    </style:style>
    <style:style style:name="P6" style:family="paragraph" style:parent-style-name="Text_20_body">
      <style:paragraph-properties fo:text-align="start" style:justify-single-word="false" fo:orphans="2" fo:widows="2"/>
      <style:text-properties fo:font-variant="normal" fo:text-transform="none" fo:color="#565a5c" style:font-name="Lato" fo:font-size="12.75pt" fo:letter-spacing="normal" fo:font-style="normal" fo:font-weight="normal" style:font-name-asian="Lato" style:font-size-asian="12.75pt" style:font-style-asian="normal" style:font-weight-asian="normal" style:font-name-complex="Lato" style:font-size-complex="12.75pt" style:font-style-complex="normal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 fo:orphans="2" fo:widows="2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65a5c" style:font-name="Lato" fo:font-size="12.75pt" fo:letter-spacing="normal" fo:font-style="normal" fo:font-weight="normal" style:font-name-asian="Lato" style:font-size-asian="12.75pt" style:font-style-asian="normal" style:font-weight-asian="normal" style:font-name-complex="Lato" style:font-size-complex="12.75pt" style:font-style-complex="normal" style:font-weight-complex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.1043in" fo:margin-bottom="0in" loext:contextual-spacing="false" fo:orphans="2" fo:widows="2" fo:text-indent="0in" style:auto-text-indent="false"/>
      <style:text-properties fo:font-variant="normal" fo:text-transform="none" fo:color="#565a5c" fo:letter-spacing="normal" loext:padding="0in" loext:border="none"/>
    </style:style>
    <style:style style:name="P12" style:family="paragraph" style:parent-style-name="Heading_20_2">
      <style:text-properties fo:font-variant="normal" fo:text-transform="none" fo:color="#565a5c" style:font-name="Lato" fo:font-size="12.75pt" fo:letter-spacing="normal" fo:font-style="normal" fo:font-weight="normal" loext:padding="0in" loext:border="none"/>
    </style:style>
    <style:style style:name="P13" style:family="paragraph" style:parent-style-name="Heading_20_2">
      <style:paragraph-properties fo:margin-left="0in" fo:margin-right="0.0626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565a5c" style:font-name="Lato" fo:font-size="12.75pt" fo:letter-spacing="normal" fo:font-style="normal" fo:font-weight="bold"/>
    </style:style>
    <style:style style:name="P14" style:family="paragraph" style:parent-style-name="Heading_20_2">
      <style:paragraph-properties fo:margin-left="0in" fo:margin-right="0.0626in" fo:margin-top="0in" fo:margin-bottom="0in" loext:contextual-spacing="false" fo:line-height="180%" fo:orphans="2" fo:widows="2" fo:text-indent="0in" style:auto-text-indent="false" fo:padding="0in" fo:border="none"/>
      <style:text-properties fo:font-weight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loext:padding="0in" loext:border="none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9" style:family="paragraph" style:parent-style-name="Preformatted_20_Text">
      <style:paragraph-properties fo:margin-left="0in" fo:margin-right="0in" fo:margin-top="0.1354in" fo:margin-bottom="0.1354in" loext:contextual-spacing="false" fo:text-align="start" style:justify-single-word="false" fo:orphans="2" fo:widows="2" fo:text-indent="0in" style:auto-text-indent="false"/>
      <style:text-properties fo:font-variant="normal" fo:text-transform="none" fo:color="#565a5c" style:font-name="monospace" fo:font-size="9.75pt" fo:letter-spacing="normal" fo:font-style="normal" fo:font-weight="normal" loext:padding="0in" loext:border="none"/>
    </style:style>
    <style:style style:name="P20" style:family="paragraph" style:parent-style-name="Preformatted_20_Text">
      <style:paragraph-properties fo:margin-left="0in" fo:margin-right="0in" fo:margin-top="0.1354in" fo:margin-bottom="0.1354in" loext:contextual-spacing="false" fo:text-align="start" style:justify-single-word="false" fo:orphans="2" fo:widows="2" fo:text-indent="0in" style:auto-text-indent="false"/>
      <style:text-properties fo:font-variant="normal" fo:text-transform="none" fo:color="#565a5c" fo:letter-spacing="normal" loext:padding="0in" loext:border="none"/>
    </style:style>
    <style:style style:name="P21" style:family="paragraph" style:parent-style-name="Preformatted_20_Text">
      <style:paragraph-properties fo:margin-left="0in" fo:margin-right="0in" fo:margin-top="0.1354in" fo:margin-bottom="0.1354in" loext:contextual-spacing="false" fo:text-align="start" style:justify-single-word="false" fo:text-indent="0in" style:auto-text-indent="false"/>
      <style:text-properties style:font-name="monospace" fo:font-size="9.75pt" loext:padding="0in" loext:border="none"/>
    </style:style>
    <style:style style:name="P22" style:family="paragraph" style:parent-style-name="Preformatted_20_Text">
      <style:paragraph-properties fo:margin-top="0.1354in" fo:margin-bottom="0.1354in" loext:contextual-spacing="false" fo:text-align="start" style:justify-single-word="false" fo:orphans="2" fo:widows="2"/>
      <style:text-properties fo:font-variant="normal" fo:text-transform="none" fo:color="#565a5c" style:font-name="monospace" fo:font-size="9.75pt" fo:letter-spacing="normal" fo:font-style="normal" fo:font-weight="normal" loext:padding="0in" loext:border="none"/>
    </style:style>
    <style:style style:name="P23" style:family="paragraph" style:parent-style-name="Preformatted_20_Text">
      <style:paragraph-properties fo:margin-top="0.1354in" fo:margin-bottom="0.1354in" loext:contextual-spacing="false" fo:text-align="start" style:justify-single-word="false" fo:orphans="2" fo:widows="2"/>
      <style:text-properties fo:font-variant="normal" fo:text-transform="none" fo:color="#565a5c" fo:letter-spacing="normal" loext:padding="0in" loext:border="none"/>
    </style:style>
    <style:style style:name="P24" style:family="paragraph" style:parent-style-name="Preformatted_20_Text">
      <style:paragraph-properties fo:margin-top="0.1354in" fo:margin-bottom="0.1354in" loext:contextual-spacing="false" fo:text-align="start" style:justify-single-word="false" fo:orphans="2" fo:widows="2"/>
    </style:style>
    <style:style style:name="P25" style:family="paragraph" style:parent-style-name="Preformatted_20_Text">
      <style:paragraph-properties fo:margin-top="0.1354in" fo:margin-bottom="0.1354in" loext:contextual-spacing="false" fo:text-align="start" style:justify-single-word="false"/>
      <style:text-properties loext:padding="0in" loext:border="none"/>
    </style:style>
    <style:style style:name="P26" style:family="paragraph">
      <style:paragraph-properties fo:text-align="start"/>
      <style:text-properties fo:color="#565a5c" fo:font-family="inherit" fo:font-weight="normal"/>
    </style:style>
    <style:style style:name="T1" style:family="text">
      <style:text-properties fo:font-weight="bold"/>
    </style:style>
    <style:style style:name="T2" style:family="text">
      <style:text-properties loext:padding="0in" loext:border="none"/>
    </style:style>
    <style:style style:name="T3" style:family="text">
      <style:text-properties style:font-name="monospace" fo:font-size="9.75pt"/>
    </style:style>
    <style:style style:name="T4" style:family="text">
      <style:text-properties style:font-name="monospace" fo:font-size="9.75pt" fo:font-style="normal" fo:font-weight="normal"/>
    </style:style>
    <style:style style:name="T5" style:family="text">
      <style:text-properties fo:font-variant="normal" fo:text-transform="none" fo:color="#565a5c" style:font-name="Lato" fo:font-size="12.75pt" fo:letter-spacing="normal" fo:font-style="normal" fo:font-weight="normal" style:font-name-asian="Lato" style:font-size-asian="12.75pt" style:font-style-asian="normal" style:font-weight-asian="normal" style:font-name-complex="Lato" style:font-size-complex="12.75pt" style:font-style-complex="normal" style:font-weight-complex="normal" loext:padding="0in" loext:border="none"/>
    </style:style>
    <style:style style:name="T6" style:family="text">
      <style:text-properties fo:font-variant="normal" fo:text-transform="none" fo:color="#565a5c" style:font-name="Lato" fo:font-size="12.75pt" fo:letter-spacing="normal" fo:font-style="normal" fo:font-weight="normal" loext:padding="0in" loext:border="none"/>
    </style:style>
    <style:style style:name="fr1" style:family="graphic" style:parent-style-name="Graphics">
      <style:graphic-properties fo:margin-left="0in" fo:margin-right="0.0626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dddddd" fo:margin-left="0in" fo:margin-right="0in" style:editable="false">
        <style:columns fo:column-count="1" fo:column-gap="0in"/>
        <style:background-image/>
      </style:section-properties>
    </style:style>
    <style:style style:name="gr1" style:family="graphic">
      <style:graphic-properties fo:background-color="#f2f3f5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d2l.depaul.edu/d2l/lms/quizzing/user/quiz_submissions_attempt.d2l?qi=229966&amp;ai=3031611&amp;isInPopup=0&amp;isprv=0&amp;dnb=0&amp;cfql=0&amp;d2l_body_type=1&amp;ou=626931" xlink:type="simple">
          <form:properties>
            <form:property form:property-name="PropertyChangeNotificationEnabled" office:value-type="boolean" office:boolean-value="true"/>
          </form:properties>
          <form:radio form:name="tAtom960541_1067187" form:control-implementation="ooo:com.sun.star.form.component.RadioButton" xml:id="control1" form:id="control1" form:current-selected="true" form:disabled="true" form:selected="true" form:value="38750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1_1067187" form:control-implementation="ooo:com.sun.star.form.component.RadioButton" xml:id="control2" form:id="control2" form:disabled="true" form:value="38750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2_1067188" form:control-implementation="ooo:com.sun.star.form.component.RadioButton" xml:id="control3" form:id="control3" form:current-selected="true" form:disabled="true" form:selected="true" form:value="38750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2_1067188" form:control-implementation="ooo:com.sun.star.form.component.RadioButton" xml:id="control4" form:id="control4" form:disabled="true" form:value="38750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4_1067190" form:control-implementation="ooo:com.sun.star.form.component.RadioButton" xml:id="control5" form:id="control5" form:disabled="true" form:value="38750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4_1067190" form:control-implementation="ooo:com.sun.star.form.component.RadioButton" xml:id="control6" form:id="control6" form:current-selected="true" form:disabled="true" form:selected="true" form:value="38750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8_1067200" form:control-implementation="ooo:com.sun.star.form.component.RadioButton" xml:id="control7" form:id="control7" form:disabled="true" form:value="38751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8_1067200" form:control-implementation="ooo:com.sun.star.form.component.RadioButton" xml:id="control8" form:id="control8" form:disabled="true" form:value="38751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8_1067200" form:control-implementation="ooo:com.sun.star.form.component.RadioButton" xml:id="control9" form:id="control9" form:disabled="true" form:value="3875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48_1067200" form:control-implementation="ooo:com.sun.star.form.component.RadioButton" xml:id="control10" form:id="control10" form:current-selected="true" form:disabled="true" form:selected="true" form:value="3875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1_1067199" form:control-implementation="ooo:com.sun.star.form.component.RadioButton" xml:id="control11" form:id="control11" form:disabled="true" form:value="38751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1_1067199" form:control-implementation="ooo:com.sun.star.form.component.RadioButton" xml:id="control12" form:id="control12" form:disabled="true" form:value="38751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1_1067199" form:control-implementation="ooo:com.sun.star.form.component.RadioButton" xml:id="control13" form:id="control13" form:disabled="true" form:value="38751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1_1067199" form:control-implementation="ooo:com.sun.star.form.component.RadioButton" xml:id="control14" form:id="control14" form:disabled="true" form:value="38751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1_1067199" form:control-implementation="ooo:com.sun.star.form.component.RadioButton" xml:id="control15" form:id="control15" form:current-selected="true" form:disabled="true" form:selected="true" form:value="38751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1_1067199" form:control-implementation="ooo:com.sun.star.form.component.RadioButton" xml:id="control16" form:id="control16" form:disabled="true" form:value="3875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5_1067224" form:control-implementation="ooo:com.sun.star.form.component.RadioButton" xml:id="control17" form:id="control17" form:current-selected="true" form:disabled="true" form:selected="true" form:value="38752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5_1067224" form:control-implementation="ooo:com.sun.star.form.component.RadioButton" xml:id="control18" form:id="control18" form:disabled="true" form:value="38752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5_1067224" form:control-implementation="ooo:com.sun.star.form.component.RadioButton" xml:id="control19" form:id="control19" form:disabled="true" form:value="38752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5_1067224" form:control-implementation="ooo:com.sun.star.form.component.RadioButton" xml:id="control20" form:id="control20" form:disabled="true" form:value="38752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5_1067224" form:control-implementation="ooo:com.sun.star.form.component.RadioButton" xml:id="control21" form:id="control21" form:disabled="true" form:value="38752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6_1240298" form:control-implementation="ooo:com.sun.star.form.component.RadioButton" xml:id="control22" form:id="control22" form:disabled="true" form:value="44704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6_1240298" form:control-implementation="ooo:com.sun.star.form.component.RadioButton" xml:id="control23" form:id="control23" form:disabled="true" form:value="44704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6_1240298" form:control-implementation="ooo:com.sun.star.form.component.RadioButton" xml:id="control24" form:id="control24" form:disabled="true" form:value="44704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6_1240298" form:control-implementation="ooo:com.sun.star.form.component.RadioButton" xml:id="control25" form:id="control25" form:disabled="true" form:value="44704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56_1240298" form:control-implementation="ooo:com.sun.star.form.component.RadioButton" xml:id="control26" form:id="control26" form:current-selected="true" form:disabled="true" form:selected="true" form:value="44704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8_1067376" form:control-implementation="ooo:com.sun.star.form.component.RadioButton" xml:id="control27" form:id="control27" form:disabled="true" form:value="38758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8_1067376" form:control-implementation="ooo:com.sun.star.form.component.RadioButton" xml:id="control28" form:id="control28" form:disabled="true" form:value="38759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8_1067376" form:control-implementation="ooo:com.sun.star.form.component.RadioButton" xml:id="control29" form:id="control29" form:disabled="true" form:value="387589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8_1067376" form:control-implementation="ooo:com.sun.star.form.component.RadioButton" xml:id="control30" form:id="control30" form:current-selected="true" form:disabled="true" form:selected="true" form:value="387589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9_1067371" form:control-implementation="ooo:com.sun.star.form.component.RadioButton" xml:id="control31" form:id="control31" form:disabled="true" form:value="38758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9_1067371" form:control-implementation="ooo:com.sun.star.form.component.RadioButton" xml:id="control32" form:id="control32" form:disabled="true" form:value="38758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9_1067371" form:control-implementation="ooo:com.sun.star.form.component.RadioButton" xml:id="control33" form:id="control33" form:disabled="true" form:value="38758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9_1067371" form:control-implementation="ooo:com.sun.star.form.component.RadioButton" xml:id="control34" form:id="control34" form:current-selected="true" form:disabled="true" form:selected="true" form:value="38758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9_1067371" form:control-implementation="ooo:com.sun.star.form.component.RadioButton" xml:id="control35" form:id="control35" form:disabled="true" form:value="38758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69_1067371" form:control-implementation="ooo:com.sun.star.form.component.RadioButton" xml:id="control36" form:id="control36" form:disabled="true" form:value="38758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70_1067377" form:control-implementation="ooo:com.sun.star.form.component.RadioButton" xml:id="control37" form:id="control37" form:disabled="true" form:value="38759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70_1067377" form:control-implementation="ooo:com.sun.star.form.component.RadioButton" xml:id="control38" form:id="control38" form:disabled="true" form:value="387590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70_1067377" form:control-implementation="ooo:com.sun.star.form.component.RadioButton" xml:id="control39" form:id="control39" form:disabled="true" form:value="387590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70_1067377" form:control-implementation="ooo:com.sun.star.form.component.RadioButton" xml:id="control40" form:id="control40" form:current-selected="true" form:disabled="true" form:selected="true" form:value="38759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70_1067377" form:control-implementation="ooo:com.sun.star.form.component.RadioButton" xml:id="control41" form:id="control41" form:disabled="true" form:value="387590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Atom960570_1067377" form:control-implementation="ooo:com.sun.star.form.component.RadioButton" xml:id="control42" form:id="control42" form:disabled="true" form:value="38759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d_page_title"/>Quiz Submissions - Quiz Scheme</text:h>
      <text:section text:style-name="Sect1" text:name="d_page_header">
        <text:p text:style-name="P11"> <text:bookmark text:name="z_bo"/></text:p>
      </text:section>
      <text:section text:style-name="Sect1" text:name="z_bp">
        <text:p text:style-name="P3"/>
      </text:section>
      <text:section text:style-name="Sect1" text:name="d_content_r_c1">
        <text:p text:style-name="P4"/>
        <text:section text:style-name="Sect1" text:name="d_content_r_c2">
          <text:p text:style-name="P1"/>
          <text:section text:style-name="Sect1" text:name="d_content_r">
            <text:p text:style-name="P1"/>
            <text:section text:style-name="Sect1" text:name="d_content_r_p">
              <text:h text:style-name="P14" text:outline-level="2"><text:bookmark text:name="z_b"/>Cory Miljour (username: CMILJOUR)</text:h>
              <text:h text:style-name="P13" text:outline-level="2">Attempt 1</text:h>
              <text:h text:style-name="P13" text:outline-level="2">Submission View</text:h>
              <text:section text:style-name="Sect1" text:name="z_e">
                <text:p text:style-name="P8">Your quiz has been submitted successfully.</text:p>
              </text:section>
              <text:section text:style-name="Sect2" text:name="z_f">
                <table:table table:name="Table1" table:style-name="Table1">
                  <table:table-column table:style-name="Table1.A"/>
                  <table:table-row>
                    <table:table-cell table:style-name="Table1.A1" office:value-type="string">
                      <text:p text:style-name="P15"><text:span text:style-name="Strong_20_Emphasis"><text:span text:style-name="T1">Question 1</text:span></text:span></text:p>
                    </table:table-cell>
                  </table:table-row>
                </table:table>
              </text:section>
              <text:p text:style-name="P9">The C programming language uses both statements and expressions.</text:p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row>
                  <table:table-cell table:style-name="Table2.A1" office:value-type="string">
                    <text:p text:style-name="P15"><draw:frame draw:style-name="fr1" draw:name="Image1" text:anchor-type="as-char" svg:width="0.1665in" svg:height="0.1665in" draw:z-index="44"><draw:image xlink:href="Pictures/100002000000001000000010D4909AD4AB56FE2C.gif" xlink:type="simple" xlink:show="embed" xlink:actuate="onLoad" loext:mime-type="image/gif"/><svg:title>Correct Response</svg:title></draw:frame></text:p>
                  </table:table-cell>
                  <table:table-cell table:style-name="Table2.A1" office:value-type="string">
                    <text:p text:style-name="P15"><draw:control text:anchor-type="as-char" draw:z-index="0" draw:style-name="gr1" draw:text-style-name="P26" svg:width="0.0106in" svg:height="0.0106in" draw:control="control1"/></text:p>
                  </table:table-cell>
                  <table:table-cell table:style-name="Table2.A1" office:value-type="string">
                    <text:p text:style-name="P17">True</text:p>
                  </table:table-cell>
                </table:table-row>
                <table:table-row>
                  <table:table-cell table:style-name="Table2.A1" office:value-type="string">
                    <text:p text:style-name="P16"/>
                  </table:table-cell>
                  <table:table-cell table:style-name="Table2.A1" office:value-type="string">
                    <text:p text:style-name="P15"><draw:control text:anchor-type="as-char" draw:z-index="1" draw:style-name="gr1" draw:text-style-name="P26" svg:width="0.0106in" svg:height="0.0106in" draw:control="control2"/></text:p>
                  </table:table-cell>
                  <table:table-cell table:style-name="Table2.A1" office:value-type="string">
                    <text:p text:style-name="P17">False</text:p>
                  </table:table-cell>
                </table:table-row>
              </table:table>
              <text:section text:style-name="Sect2" text:name="z_g">
                <table:table table:name="Table3" table:style-name="Table3">
                  <table:table-column table:style-name="Table3.A"/>
                  <table:table-row>
                    <table:table-cell table:style-name="Table3.A1" office:value-type="string">
                      <text:p text:style-name="P15"><text:span text:style-name="Strong_20_Emphasis"><text:span text:style-name="T1">Question 2</text:span></text:span></text:p>
                    </table:table-cell>
                  </table:table-row>
                </table:table>
              </text:section>
              <text:p text:style-name="P9">The Java programming language uses both statements and expressions.</text:p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>
                  <table:table-cell table:style-name="Table4.A1" office:value-type="string">
                    <text:p text:style-name="P15"><draw:frame draw:style-name="fr1" draw:name="Image2" text:anchor-type="as-char" svg:width="0.1665in" svg:height="0.1665in" draw:z-index="45"><draw:image xlink:href="Pictures/100002000000001000000010D4909AD4AB56FE2C.gif" xlink:type="simple" xlink:show="embed" xlink:actuate="onLoad" loext:mime-type="image/gif"/><svg:title>Correct Response</svg:title></draw:frame></text:p>
                  </table:table-cell>
                  <table:table-cell table:style-name="Table4.A1" office:value-type="string">
                    <text:p text:style-name="P15"><draw:control text:anchor-type="as-char" draw:z-index="2" draw:style-name="gr1" draw:text-style-name="P26" svg:width="0.0106in" svg:height="0.0106in" draw:control="control3"/></text:p>
                  </table:table-cell>
                  <table:table-cell table:style-name="Table4.A1" office:value-type="string">
                    <text:p text:style-name="P17">True</text:p>
                  </table:table-cell>
                </table:table-row>
                <table:table-row>
                  <table:table-cell table:style-name="Table4.A1" office:value-type="string">
                    <text:p text:style-name="P16"/>
                  </table:table-cell>
                  <table:table-cell table:style-name="Table4.A1" office:value-type="string">
                    <text:p text:style-name="P15"><draw:control text:anchor-type="as-char" draw:z-index="3" draw:style-name="gr1" draw:text-style-name="P26" svg:width="0.0106in" svg:height="0.0106in" draw:control="control4"/></text:p>
                  </table:table-cell>
                  <table:table-cell table:style-name="Table4.A1" office:value-type="string">
                    <text:p text:style-name="P17">False</text:p>
                  </table:table-cell>
                </table:table-row>
              </table:table>
              <text:section text:style-name="Sect2" text:name="z_h">
                <table:table table:name="Table5" table:style-name="Table5">
                  <table:table-column table:style-name="Table5.A"/>
                  <table:table-row>
                    <table:table-cell table:style-name="Table5.A1" office:value-type="string">
                      <text:p text:style-name="P15"><text:span text:style-name="Strong_20_Emphasis"><text:span text:style-name="T1">Question 3</text:span></text:span></text:p>
                    </table:table-cell>
                  </table:table-row>
                </table:table>
              </text:section>
              <text:p text:style-name="P9">The Scheme programming language uses both statements and expressions.</text:p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row>
                  <table:table-cell table:style-name="Table6.A1" office:value-type="string">
                    <text:p text:style-name="P16"/>
                  </table:table-cell>
                  <table:table-cell table:style-name="Table6.A1" office:value-type="string">
                    <text:p text:style-name="P15"><draw:control text:anchor-type="as-char" draw:z-index="4" draw:style-name="gr1" draw:text-style-name="P26" svg:width="0.0106in" svg:height="0.0106in" draw:control="control5"/></text:p>
                  </table:table-cell>
                  <table:table-cell table:style-name="Table6.A1" office:value-type="string">
                    <text:p text:style-name="P17">True</text:p>
                  </table:table-cell>
                </table:table-row>
                <table:table-row>
                  <table:table-cell table:style-name="Table6.A1" office:value-type="string">
                    <text:p text:style-name="P15"><draw:frame draw:style-name="fr1" draw:name="Image3" text:anchor-type="as-char" svg:width="0.1665in" svg:height="0.1665in" draw:z-index="46"><draw:image xlink:href="Pictures/100002000000001000000010D4909AD4AB56FE2C.gif" xlink:type="simple" xlink:show="embed" xlink:actuate="onLoad" loext:mime-type="image/gif"/><svg:title>Correct Response</svg:title></draw:frame></text:p>
                  </table:table-cell>
                  <table:table-cell table:style-name="Table6.A1" office:value-type="string">
                    <text:p text:style-name="P15"><draw:control text:anchor-type="as-char" draw:z-index="5" draw:style-name="gr1" draw:text-style-name="P26" svg:width="0.0106in" svg:height="0.0106in" draw:control="control6"/></text:p>
                  </table:table-cell>
                  <table:table-cell table:style-name="Table6.A1" office:value-type="string">
                    <text:p text:style-name="P17">False</text:p>
                  </table:table-cell>
                </table:table-row>
              </table:table>
              <text:section text:style-name="Sect2" text:name="z_i">
                <table:table table:name="Table7" table:style-name="Table7">
                  <table:table-column table:style-name="Table7.A"/>
                  <table:table-row>
                    <table:table-cell table:style-name="Table7.A1" office:value-type="string">
                      <text:p text:style-name="P15"><text:span text:style-name="Strong_20_Emphasis"><text:span text:style-name="T1">Question 4</text:span></text:span></text:p>
                    </table:table-cell>
                  </table:table-row>
                </table:table>
              </text:section>
              <text:p text:style-name="P9">What is the result of running this Scheme code?</text:p>
              <text:p text:style-name="P19">(define (foo x y) (* x x x))</text:p>
              <text:p text:style-name="P22">(foo 2 3)</text:p>
              <table:table table:name="Table8" table:style-name="Table8">
                <table:table-column table:style-name="Table8.A"/>
                <table:table-column table:style-name="Table8.B"/>
                <table:table-row>
                  <table:table-cell table:style-name="Table8.A1" office:value-type="string">
                    <text:p text:style-name="P15"><draw:control text:anchor-type="as-char" draw:z-index="6" draw:style-name="gr1" draw:text-style-name="P26" svg:width="0.0106in" svg:height="0.0106in" draw:control="control7"/></text:p>
                  </table:table-cell>
                  <table:table-cell table:style-name="Table8.A1" office:value-type="string">
                    <text:p text:style-name="P17">27</text:p>
                  </table:table-cell>
                </table:table-row>
                <table:table-row>
                  <table:table-cell table:style-name="Table8.A1" office:value-type="string">
                    <text:p text:style-name="P15"><draw:control text:anchor-type="as-char" draw:z-index="7" draw:style-name="gr1" draw:text-style-name="P26" svg:width="0.0106in" svg:height="0.0106in" draw:control="control8"/></text:p>
                  </table:table-cell>
                  <table:table-cell table:style-name="Table8.A1" office:value-type="string">
                    <text:p text:style-name="P17">6</text:p>
                  </table:table-cell>
                </table:table-row>
                <table:table-row>
                  <table:table-cell table:style-name="Table8.A1" office:value-type="string">
                    <text:p text:style-name="P15"><draw:control text:anchor-type="as-char" draw:z-index="8" draw:style-name="gr1" draw:text-style-name="P26" svg:width="0.0106in" svg:height="0.0106in" draw:control="control9"/></text:p>
                  </table:table-cell>
                  <table:table-cell table:style-name="Table8.A1" office:value-type="string">
                    <text:p text:style-name="P17">4</text:p>
                  </table:table-cell>
                </table:table-row>
                <table:table-row>
                  <table:table-cell table:style-name="Table8.A1" office:value-type="string">
                    <text:p text:style-name="P15"><draw:frame draw:style-name="fr1" draw:name="Image4" text:anchor-type="as-char" svg:width="0.1665in" svg:height="0.1665in" draw:z-index="47"><draw:image xlink:href="Pictures/100002000000001000000010D4909AD4AB56FE2C.gif" xlink:type="simple" xlink:show="embed" xlink:actuate="onLoad" loext:mime-type="image/gif"/><svg:title>Correct Response</svg:title></draw:frame><draw:control text:anchor-type="as-char" draw:z-index="9" draw:style-name="gr1" draw:text-style-name="P26" svg:width="0.0106in" svg:height="0.0106in" draw:control="control10"/></text:p>
                  </table:table-cell>
                  <table:table-cell table:style-name="Table8.A1" office:value-type="string">
                    <text:p text:style-name="P17">8</text:p>
                  </table:table-cell>
                </table:table-row>
              </table:table>
              <text:section text:style-name="Sect2" text:name="z_j">
                <table:table table:name="Table9" table:style-name="Table9">
                  <table:table-column table:style-name="Table9.A"/>
                  <table:table-row>
                    <table:table-cell table:style-name="Table9.A1" office:value-type="string">
                      <text:p text:style-name="P15"><text:span text:style-name="Strong_20_Emphasis"><text:span text:style-name="T1">Question 5</text:span></text:span></text:p>
                    </table:table-cell>
                  </table:table-row>
                </table:table>
              </text:section>
              <text:p text:style-name="P9">What is the result of running this Scheme code?</text:p>
              <text:p text:style-name="P19">(string-append "a" (if (&gt;= (+ 2 1) 4) "b" (string-append "c" "d")) "e")</text:p>
              <table:table table:name="Table10" table:style-name="Table10">
                <table:table-column table:style-name="Table10.A"/>
                <table:table-column table:style-name="Table10.B"/>
                <table:table-row>
                  <table:table-cell table:style-name="Table10.A1" office:value-type="string">
                    <text:p text:style-name="P15"><draw:control text:anchor-type="as-char" draw:z-index="10" draw:style-name="gr1" draw:text-style-name="P26" svg:width="0.0106in" svg:height="0.0106in" draw:control="control11"/></text:p>
                  </table:table-cell>
                  <table:table-cell table:style-name="Table10.A1" office:value-type="string">
                    <text:p text:style-name="P21">"e"</text:p>
                  </table:table-cell>
                </table:table-row>
                <table:table-row>
                  <table:table-cell table:style-name="Table10.A1" office:value-type="string">
                    <text:p text:style-name="P15"><draw:control text:anchor-type="as-char" draw:z-index="11" draw:style-name="gr1" draw:text-style-name="P26" svg:width="0.0106in" svg:height="0.0106in" draw:control="control12"/></text:p>
                  </table:table-cell>
                  <table:table-cell table:style-name="Table10.A1" office:value-type="string">
                    <text:p text:style-name="P18"><text:span text:style-name="T2">Runtime failure because of 3 arguments to </text:span><text:span text:style-name="Teletype"><text:span text:style-name="T2">string-append</text:span></text:span></text:p>
                  </table:table-cell>
                </table:table-row>
                <table:table-row>
                  <table:table-cell table:style-name="Table10.A1" office:value-type="string">
                    <text:p text:style-name="P15"><draw:control text:anchor-type="as-char" draw:z-index="12" draw:style-name="gr1" draw:text-style-name="P26" svg:width="0.0106in" svg:height="0.0106in" draw:control="control13"/></text:p>
                  </table:table-cell>
                  <table:table-cell table:style-name="Table10.A1" office:value-type="string">
                    <text:p text:style-name="P21">"abe"</text:p>
                  </table:table-cell>
                </table:table-row>
                <text:soft-page-break/>
                <table:table-row>
                  <table:table-cell table:style-name="Table10.A1" office:value-type="string">
                    <text:p text:style-name="P15"><draw:control text:anchor-type="as-char" draw:z-index="13" draw:style-name="gr1" draw:text-style-name="P26" svg:width="0.0106in" svg:height="0.0106in" draw:control="control14"/></text:p>
                  </table:table-cell>
                  <table:table-cell table:style-name="Table10.A1" office:value-type="string">
                    <text:p text:style-name="P21">"abe"</text:p>
                  </table:table-cell>
                </table:table-row>
                <table:table-row>
                  <table:table-cell table:style-name="Table10.A1" office:value-type="string">
                    <text:p text:style-name="P15"><draw:frame draw:style-name="fr1" draw:name="Image5" text:anchor-type="as-char" svg:width="0.1665in" svg:height="0.1665in" draw:z-index="48"><draw:image xlink:href="Pictures/100002000000001000000010D4909AD4AB56FE2C.gif" xlink:type="simple" xlink:show="embed" xlink:actuate="onLoad" loext:mime-type="image/gif"/><svg:title>Correct Response</svg:title></draw:frame><draw:control text:anchor-type="as-char" draw:z-index="14" draw:style-name="gr1" draw:text-style-name="P26" svg:width="0.0106in" svg:height="0.0106in" draw:control="control15"/></text:p>
                  </table:table-cell>
                  <table:table-cell table:style-name="Table10.A1" office:value-type="string">
                    <text:p text:style-name="P21">"acde"</text:p>
                  </table:table-cell>
                </table:table-row>
                <table:table-row>
                  <table:table-cell table:style-name="Table10.A1" office:value-type="string">
                    <text:p text:style-name="P15"><draw:control text:anchor-type="as-char" draw:z-index="15" draw:style-name="gr1" draw:text-style-name="P26" svg:width="0.0106in" svg:height="0.0106in" draw:control="control16"/></text:p>
                  </table:table-cell>
                  <table:table-cell table:style-name="Table10.A1" office:value-type="string">
                    <text:p text:style-name="P21">"a"</text:p>
                  </table:table-cell>
                </table:table-row>
              </table:table>
              <text:section text:style-name="Sect2" text:name="z_k">
                <table:table table:name="Table11" table:style-name="Table11">
                  <table:table-column table:style-name="Table11.A"/>
                  <table:table-row>
                    <table:table-cell table:style-name="Table11.A1" office:value-type="string">
                      <text:p text:style-name="P15"><text:span text:style-name="Strong_20_Emphasis"><text:span text:style-name="T1">Question 6</text:span></text:span></text:p>
                    </table:table-cell>
                  </table:table-row>
                </table:table>
              </text:section>
              <text:p text:style-name="P9">What happens when this Java code is compiled and run on a linked list with 6 elements 1, 2, 3, 4, 5, 6 (in that order)?</text:p>
              <text:p text:style-name="P20"><text:s text:c="2"/><text:span text:style-name="T4">class Node {</text:span></text:p>
              <text:p text:style-name="P23"><text:s text:c="4"/><text:span text:style-name="T4">int item;</text:span></text:p>
              <text:p text:style-name="P23"><text:s text:c="4"/><text:span text:style-name="T4">Node next;</text:span></text:p>
              <text:p text:style-name="P23"><text:s text:c="2"/><text:span text:style-name="T4">}</text:span></text:p>
              <text:p text:style-name="P24"/>
              <text:p text:style-name="P23"><text:s text:c="2"/><text:span text:style-name="T4">static int foo (Node data) {</text:span></text:p>
              <text:p text:style-name="P23"><text:s text:c="4"/><text:span text:style-name="T4">if (data.next == null) {</text:span></text:p>
              <text:p text:style-name="P23"><text:s text:c="6"/><text:span text:style-name="T4">return data.item;</text:span></text:p>
              <text:p text:style-name="P23"><text:s text:c="4"/><text:span text:style-name="T4">} else {</text:span></text:p>
              <text:p text:style-name="P23"><text:s text:c="6"/><text:span text:style-name="T4">return foo (data.next);</text:span></text:p>
              <text:p text:style-name="P23"><text:s text:c="4"/><text:span text:style-name="T4">}</text:span></text:p>
              <text:p text:style-name="P23"><text:s text:c="2"/><text:span text:style-name="T4">}</text:span></text:p>
              <table:table table:name="Table12" table:style-name="Table12">
                <table:table-column table:style-name="Table12.A"/>
                <table:table-column table:style-name="Table12.B"/>
                <table:table-row>
                  <table:table-cell table:style-name="Table12.A1" office:value-type="string">
                    <text:p text:style-name="P15"><draw:frame draw:style-name="fr1" draw:name="Image6" text:anchor-type="as-char" svg:width="0.1665in" svg:height="0.1665in" draw:z-index="43"><draw:image xlink:href="Pictures/100002000000001000000010D4909AD4AB56FE2C.gif" xlink:type="simple" xlink:show="embed" xlink:actuate="onLoad" loext:mime-type="image/gif"/><svg:title>Correct Response</svg:title></draw:frame><draw:control text:anchor-type="as-char" draw:z-index="16" draw:style-name="gr1" draw:text-style-name="P26" svg:width="0.0106in" svg:height="0.0106in" draw:control="control17"/></text:p>
                  </table:table-cell>
                  <table:table-cell table:style-name="Table12.A1" office:value-type="string">
                    <text:p text:style-name="P17">Returns 6</text:p>
                  </table:table-cell>
                </table:table-row>
                <table:table-row>
                  <table:table-cell table:style-name="Table12.A1" office:value-type="string">
                    <text:p text:style-name="P15"><draw:control text:anchor-type="as-char" draw:z-index="17" draw:style-name="gr1" draw:text-style-name="P26" svg:width="0.0106in" svg:height="0.0106in" draw:control="control18"/></text:p>
                  </table:table-cell>
                  <table:table-cell table:style-name="Table12.A1" office:value-type="string">
                    <text:p text:style-name="P17">Throws a NullPointerException</text:p>
                  </table:table-cell>
                </table:table-row>
                <table:table-row>
                  <table:table-cell table:style-name="Table12.A1" office:value-type="string">
                    <text:p text:style-name="P15"><draw:control text:anchor-type="as-char" draw:z-index="18" draw:style-name="gr1" draw:text-style-name="P26" svg:width="0.0106in" svg:height="0.0106in" draw:control="control19"/></text:p>
                  </table:table-cell>
                  <table:table-cell table:style-name="Table12.A1" office:value-type="string">
                    <text:p text:style-name="P17">Returns 2</text:p>
                  </table:table-cell>
                </table:table-row>
                <table:table-row>
                  <table:table-cell table:style-name="Table12.A1" office:value-type="string">
                    <text:p text:style-name="P15"><draw:control text:anchor-type="as-char" draw:z-index="19" draw:style-name="gr1" draw:text-style-name="P26" svg:width="0.0106in" svg:height="0.0106in" draw:control="control20"/></text:p>
                  </table:table-cell>
                  <table:table-cell table:style-name="Table12.A1" office:value-type="string">
                    <text:p text:style-name="P17">Returns 5</text:p>
                  </table:table-cell>
                </table:table-row>
                <table:table-row>
                  <table:table-cell table:style-name="Table12.A1" office:value-type="string">
                    <text:p text:style-name="P15"><draw:control text:anchor-type="as-char" draw:z-index="20" draw:style-name="gr1" draw:text-style-name="P26" svg:width="0.0106in" svg:height="0.0106in" draw:control="control21"/></text:p>
                  </table:table-cell>
                  <table:table-cell table:style-name="Table12.A1" office:value-type="string">
                    <text:p text:style-name="P17">Returns 1</text:p>
                  </table:table-cell>
                </table:table-row>
              </table:table>
              <text:section text:style-name="Sect2" text:name="z_l">
                <table:table table:name="Table13" table:style-name="Table13">
                  <table:table-column table:style-name="Table13.A"/>
                  <table:table-row>
                    <table:table-cell table:style-name="Table13.A1" office:value-type="string">
                      <text:p text:style-name="P15"><text:span text:style-name="Strong_20_Emphasis"><text:span text:style-name="T1">Question 7</text:span></text:span></text:p>
                    </table:table-cell>
                  </table:table-row>
                </table:table>
              </text:section>
              <text:p text:style-name="P9">Which of the following is the correct definition of a function to sum all of the numbers in a list?</text:p>
              <table:table table:name="Table14" table:style-name="Table14">
                <table:table-column table:style-name="Table14.A"/>
                <table:table-column table:style-name="Table14.B"/>
                <table:table-row>
                  <table:table-cell table:style-name="Table14.A1" office:value-type="string">
                    <text:p text:style-name="P15"><draw:control text:anchor-type="as-char" draw:z-index="21" draw:style-name="gr1" draw:text-style-name="P26" svg:width="0.0106in" svg:height="0.0106in" draw:control="control22"/></text:p>
                  </table:table-cell>
                  <table:table-cell table:style-name="Table14.A1" office:value-type="string">
                    <text:p text:style-name="P21">(define (sum xs) </text:p>
                    <text:p text:style-name="P25"><text:soft-page-break/><text:s text:c="2"/><text:span text:style-name="T3">(if (equal? xs ())</text:span></text:p>
                    <text:p text:style-name="P25"><text:s text:c="5"/><text:span text:style-name="T3">0</text:span></text:p>
                    <text:p text:style-name="P25"><text:s text:c="5"/><text:span text:style-name="T3">(sum (+ (car xs) (cdr xs)))))</text:span></text:p>
                  </table:table-cell>
                </table:table-row>
                <table:table-row>
                  <table:table-cell table:style-name="Table14.A1" office:value-type="string">
                    <text:p text:style-name="P15"><draw:control text:anchor-type="as-char" draw:z-index="22" draw:style-name="gr1" draw:text-style-name="P26" svg:width="0.0106in" svg:height="0.0106in" draw:control="control23"/></text:p>
                  </table:table-cell>
                  <table:table-cell table:style-name="Table14.A1" office:value-type="string">
                    <text:p text:style-name="P21">(define (sum xs) </text:p>
                    <text:p text:style-name="P25"><text:s text:c="2"/><text:span text:style-name="T3">(if (equal? xs ())</text:span></text:p>
                    <text:p text:style-name="P25"><text:s text:c="5"/><text:span text:style-name="T3">0</text:span></text:p>
                    <text:p text:style-name="P25"><text:s text:c="5"/><text:span text:style-name="T3">(sum (cdr (+ (car xs) xs)))))</text:span></text:p>
                  </table:table-cell>
                </table:table-row>
                <table:table-row>
                  <table:table-cell table:style-name="Table14.A1" office:value-type="string">
                    <text:p text:style-name="P15"><draw:control text:anchor-type="as-char" draw:z-index="23" draw:style-name="gr1" draw:text-style-name="P26" svg:width="0.0106in" svg:height="0.0106in" draw:control="control24"/></text:p>
                  </table:table-cell>
                  <table:table-cell table:style-name="Table14.A1" office:value-type="string">
                    <text:p text:style-name="P21">(define (sum xs) </text:p>
                    <text:p text:style-name="P25"><text:s text:c="2"/><text:span text:style-name="T3">(if (equal? xs ())</text:span></text:p>
                    <text:p text:style-name="P25"><text:s text:c="5"/><text:span text:style-name="T3">0</text:span></text:p>
                    <text:p text:style-name="P25"><text:s text:c="5"/><text:span text:style-name="T3">(+ (car xs) (cdr (sum xs)))))</text:span></text:p>
                  </table:table-cell>
                </table:table-row>
                <table:table-row>
                  <table:table-cell table:style-name="Table14.A1" office:value-type="string">
                    <text:p text:style-name="P15"><draw:control text:anchor-type="as-char" draw:z-index="24" draw:style-name="gr1" draw:text-style-name="P26" svg:width="0.0106in" svg:height="0.0106in" draw:control="control25"/></text:p>
                  </table:table-cell>
                  <table:table-cell table:style-name="Table14.A1" office:value-type="string">
                    <text:p text:style-name="P21">(define (sum xs) </text:p>
                    <text:p text:style-name="P25"><text:s text:c="2"/><text:span text:style-name="T3">(if (equal? xs ())</text:span></text:p>
                    <text:p text:style-name="P25"><text:s text:c="5"/><text:span text:style-name="T3">(car xs)</text:span></text:p>
                    <text:p text:style-name="P25"><text:s text:c="5"/><text:span text:style-name="T3">(+ (car xs) (sum (cdr xs)))))</text:span></text:p>
                  </table:table-cell>
                </table:table-row>
                <table:table-row>
                  <table:table-cell table:style-name="Table14.A1" office:value-type="string">
                    <text:p text:style-name="P15"><draw:frame draw:style-name="fr1" draw:name="Image7" text:anchor-type="as-char" svg:width="0.1665in" svg:height="0.1665in" draw:z-index="42"><draw:image xlink:href="Pictures/100002000000001000000010D4909AD4AB56FE2C.gif" xlink:type="simple" xlink:show="embed" xlink:actuate="onLoad" loext:mime-type="image/gif"/><svg:title>Correct Response</svg:title></draw:frame><draw:control text:anchor-type="as-char" draw:z-index="25" draw:style-name="gr1" draw:text-style-name="P26" svg:width="0.0106in" svg:height="0.0106in" draw:control="control26"/></text:p>
                  </table:table-cell>
                  <table:table-cell table:style-name="Table14.A1" office:value-type="string">
                    <text:p text:style-name="P21">(define (sum xs) </text:p>
                    <text:p text:style-name="P25"><text:s text:c="2"/><text:span text:style-name="T3">(if (equal? xs ())</text:span></text:p>
                    <text:p text:style-name="P25"><text:s text:c="5"/><text:span text:style-name="T3">0</text:span></text:p>
                    <text:p text:style-name="P25"><text:s text:c="5"/><text:span text:style-name="T3">(+ (car xs) (sum (cdr xs)))))</text:span></text:p>
                  </table:table-cell>
                </table:table-row>
              </table:table>
              <text:section text:style-name="Sect2" text:name="z_m">
                <table:table table:name="Table15" table:style-name="Table15">
                  <table:table-column table:style-name="Table15.A"/>
                  <table:table-row>
                    <table:table-cell table:style-name="Table15.A1" office:value-type="string">
                      <text:p text:style-name="P15"><text:span text:style-name="Strong_20_Emphasis"><text:span text:style-name="T1">Question 8</text:span></text:span></text:p>
                    </table:table-cell>
                  </table:table-row>
                </table:table>
              </text:section>
              <text:p text:style-name="P10"><text:span text:style-name="T5">Consider the Scheme conditional with general form (for expressions </text:span><text:span text:style-name="Teletype"><text:span text:style-name="T5">e1</text:span></text:span><text:span text:style-name="T5">, </text:span><text:span text:style-name="Teletype"><text:span text:style-name="T5">e2</text:span></text:span><text:span text:style-name="T5">, </text:span><text:span text:style-name="Teletype"><text:span text:style-name="T5">e3</text:span></text:span><text:span text:style-name="T5">):</text:span></text:p>
              <text:p text:style-name="P19">(if e1 e2 e3)</text:p>
              <text:p text:style-name="P7"><text:soft-page-break/><text:span text:style-name="T6">Why is it clear that </text:span><text:span text:style-name="Teletype"><text:span text:style-name="T6">if</text:span></text:span><text:span text:style-name="T6"> is not a function like </text:span><text:span text:style-name="Teletype"><text:span text:style-name="T6">+</text:span></text:span><text:span text:style-name="T6"> or </text:span><text:span text:style-name="Teletype"><text:span text:style-name="T6">string-append</text:span></text:span><text:span text:style-name="T6">?</text:span></text:p>
              <table:table table:name="Table16" table:style-name="Table16">
                <table:table-column table:style-name="Table16.A"/>
                <table:table-column table:style-name="Table16.B"/>
                <table:table-row>
                  <table:table-cell table:style-name="Table16.A1" office:value-type="string">
                    <text:p text:style-name="P15"><draw:control text:anchor-type="as-char" draw:z-index="26" draw:style-name="gr1" draw:text-style-name="P26" svg:width="0.0106in" svg:height="0.0106in" draw:control="control27"/></text:p>
                  </table:table-cell>
                  <table:table-cell table:style-name="Table16.A1" office:value-type="string">
                    <text:p text:style-name="P18"><text:span text:style-name="T2">Because we have not defined the conditional expression using </text:span><text:span text:style-name="Teletype"><text:span text:style-name="T2">(define (if x y z) ...)</text:span></text:span><text:span text:style-name="T2">.</text:span></text:p>
                  </table:table-cell>
                </table:table-row>
                <table:table-row>
                  <table:table-cell table:style-name="Table16.A1" office:value-type="string">
                    <text:p text:style-name="P15"><draw:control text:anchor-type="as-char" draw:z-index="27" draw:style-name="gr1" draw:text-style-name="P26" svg:width="0.0106in" svg:height="0.0106in" draw:control="control28"/></text:p>
                  </table:table-cell>
                  <table:table-cell table:style-name="Table16.A1" office:value-type="string">
                    <text:p text:style-name="P17">Because the conditional in Scheme is a statement.</text:p>
                  </table:table-cell>
                </table:table-row>
                <table:table-row>
                  <table:table-cell table:style-name="Table16.A1" office:value-type="string">
                    <text:p text:style-name="P15"><draw:control text:anchor-type="as-char" draw:z-index="28" draw:style-name="gr1" draw:text-style-name="P26" svg:width="0.0106in" svg:height="0.0106in" draw:control="control29"/></text:p>
                  </table:table-cell>
                  <table:table-cell table:style-name="Table16.A1" office:value-type="string">
                    <text:p text:style-name="P17">Because functions take one argument, and the conditional seems to take three arguments.</text:p>
                  </table:table-cell>
                </table:table-row>
                <table:table-row>
                  <table:table-cell table:style-name="Table16.A1" office:value-type="string">
                    <text:p text:style-name="P15"><draw:frame draw:style-name="fr1" draw:name="Image8" text:anchor-type="as-char" svg:width="0.1665in" svg:height="0.1665in" draw:z-index="49"><draw:image xlink:href="Pictures/100002000000001000000010D4909AD4AB56FE2C.gif" xlink:type="simple" xlink:show="embed" xlink:actuate="onLoad" loext:mime-type="image/gif"/><svg:title>Correct Response</svg:title></draw:frame><draw:control text:anchor-type="as-char" draw:z-index="29" draw:style-name="gr1" draw:text-style-name="P26" svg:width="0.0106in" svg:height="0.0106in" draw:control="control30"/></text:p>
                  </table:table-cell>
                  <table:table-cell table:style-name="Table16.A1" office:value-type="string">
                    <text:p text:style-name="P17">Because the conditional expression must not evaluate all of its arguments unconditionally, but a function does evaluate all of its arguments unconditionally.</text:p>
                  </table:table-cell>
                </table:table-row>
              </table:table>
              <text:p text:style-name="P6"/>
            </text:section>
            <text:p text:style-name="P2"/>
          </text:section>
          <text:p text:style-name="P2"/>
        </text:section>
        <text:p text:style-name="P2"/>
      </text:section>
      <text:p text:style-name="P2"/>
      <text:section text:style-name="Sect2" text:name="z_n"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5"><text:span text:style-name="Strong_20_Emphasis"><text:span text:style-name="T1">Question 9</text:span></text:span></text:p>
            </table:table-cell>
          </table:table-row>
        </table:table>
      </text:section>
      <text:p text:style-name="P5">Consider the following Scheme program:</text:p>
      <text:p text:style-name="P19">(define (foo n)</text:p>
      <text:p text:style-name="P23"><text:s text:c="2"/><text:span text:style-name="T4">(if (&lt;= n 0)</text:span></text:p>
      <text:p text:style-name="P23"><text:s text:c="4"/><text:span text:style-name="T4">0</text:span></text:p>
      <text:p text:style-name="P23"><text:s text:c="4"/><text:span text:style-name="T4">(foo (- n 1))))</text:span></text:p>
      <text:p text:style-name="P7"><text:span text:style-name="T6">When we evaluate </text:span><text:span text:style-name="Teletype"><text:span text:style-name="T6">(foo 5)</text:span></text:span><text:span text:style-name="T6">, how many times is </text:span><text:span text:style-name="Teletype"><text:span text:style-name="T6">foo</text:span></text:span><text:span text:style-name="T6"> called in total?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5"><draw:control text:anchor-type="as-char" draw:z-index="30" draw:style-name="gr1" draw:text-style-name="P26" svg:width="0.0106in" svg:height="0.0106in" draw:control="control31"/></text:p>
          </table:table-cell>
          <table:table-cell table:style-name="Table18.A1" office:value-type="string">
            <text:p text:style-name="P17">63</text:p>
          </table:table-cell>
        </table:table-row>
        <table:table-row>
          <table:table-cell table:style-name="Table18.A1" office:value-type="string">
            <text:p text:style-name="P15"><draw:frame draw:style-name="fr1" draw:name="Image9" text:anchor-type="as-char" svg:width="0.1665in" svg:height="0.1665in" draw:z-index="50"><draw:image xlink:href="Pictures/100002000000001000000010743FD26FAA781848.gif" xlink:type="simple" xlink:show="embed" xlink:actuate="onLoad" loext:mime-type="image/gif"/><svg:title>Correct Answer</svg:title></draw:frame><draw:control text:anchor-type="as-char" draw:z-index="31" draw:style-name="gr1" draw:text-style-name="P26" svg:width="0.0106in" svg:height="0.0106in" draw:control="control32"/></text:p>
          </table:table-cell>
          <table:table-cell table:style-name="Table18.A1" office:value-type="string">
            <text:p text:style-name="P17">6</text:p>
          </table:table-cell>
        </table:table-row>
        <table:table-row>
          <table:table-cell table:style-name="Table18.A1" office:value-type="string">
            <text:p text:style-name="P15"><draw:control text:anchor-type="as-char" draw:z-index="32" draw:style-name="gr1" draw:text-style-name="P26" svg:width="0.0106in" svg:height="0.0106in" draw:control="control33"/></text:p>
          </table:table-cell>
          <table:table-cell table:style-name="Table18.A1" office:value-type="string">
            <text:p text:style-name="P17">32</text:p>
          </table:table-cell>
        </table:table-row>
        <table:table-row>
          <table:table-cell table:style-name="Table18.A1" office:value-type="string">
            <text:p text:style-name="P15"><draw:frame draw:style-name="fr1" draw:name="Image10" text:anchor-type="as-char" svg:width="0.1665in" svg:height="0.1665in" draw:z-index="51"><draw:image xlink:href="Pictures/100002000000001000000010E7688A3B0C31DC1A.gif" xlink:type="simple" xlink:show="embed" xlink:actuate="onLoad" loext:mime-type="image/gif"/><svg:title>Incorrect Response</svg:title></draw:frame><draw:control text:anchor-type="as-char" draw:z-index="33" draw:style-name="gr1" draw:text-style-name="P26" svg:width="0.0106in" svg:height="0.0106in" draw:control="control34"/></text:p>
          </table:table-cell>
          <table:table-cell table:style-name="Table18.A1" office:value-type="string">
            <text:p text:style-name="P17">5</text:p>
          </table:table-cell>
        </table:table-row>
        <table:table-row>
          <table:table-cell table:style-name="Table18.A1" office:value-type="string">
            <text:p text:style-name="P15"><draw:control text:anchor-type="as-char" draw:z-index="34" draw:style-name="gr1" draw:text-style-name="P26" svg:width="0.0106in" svg:height="0.0106in" draw:control="control35"/></text:p>
          </table:table-cell>
          <table:table-cell table:style-name="Table18.A1" office:value-type="string">
            <text:p text:style-name="P17">64</text:p>
          </table:table-cell>
        </table:table-row>
        <table:table-row>
          <table:table-cell table:style-name="Table18.A1" office:value-type="string">
            <text:p text:style-name="P15"><draw:control text:anchor-type="as-char" draw:z-index="35" draw:style-name="gr1" draw:text-style-name="P26" svg:width="0.0106in" svg:height="0.0106in" draw:control="control36"/></text:p>
          </table:table-cell>
          <table:table-cell table:style-name="Table18.A1" office:value-type="string">
            <text:p text:style-name="P17">31</text:p>
          </table:table-cell>
        </table:table-row>
      </table:table>
      <text:section text:style-name="Sect2" text:name="z_o"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<text:span text:style-name="Strong_20_Emphasis"><text:span text:style-name="T1">Question 10</text:span></text:span></text:p>
            </table:table-cell>
          </table:table-row>
        </table:table>
      </text:section>
      <text:p text:style-name="P9">Consider the following Scheme program:</text:p>
      <text:p text:style-name="P19">(define (foo n)</text:p>
      <text:p text:style-name="P23"><text:s text:c="2"/><text:span text:style-name="T4">(if (= n 0)</text:span></text:p>
      <text:p text:style-name="P23"><text:s text:c="4"/><text:span text:style-name="T4">0</text:span></text:p>
      <text:p text:style-name="P23"><text:s text:c="4"/><text:span text:style-name="T4">(+ (foo (- n 1)) (foo (- n 1)))))</text:span></text:p>
      <text:p text:style-name="P7"><text:span text:style-name="T6">When we evaluate </text:span><text:span text:style-name="Teletype"><text:span text:style-name="T6">(foo 5)</text:span></text:span><text:span text:style-name="T6">, how many times is </text:span><text:span text:style-name="Teletype"><text:span text:style-name="T6">foo</text:span></text:span><text:span text:style-name="T6"> called in total?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5"><draw:control text:anchor-type="as-char" draw:z-index="36" draw:style-name="gr1" draw:text-style-name="P26" svg:width="0.0106in" svg:height="0.0106in" draw:control="control37"/></text:p>
          </table:table-cell>
          <table:table-cell table:style-name="Table20.A1" office:value-type="string">
            <text:p text:style-name="P17">32</text:p>
          </table:table-cell>
        </table:table-row>
        <table:table-row>
          <table:table-cell table:style-name="Table20.A1" office:value-type="string">
            <text:p text:style-name="P15"><draw:control text:anchor-type="as-char" draw:z-index="37" draw:style-name="gr1" draw:text-style-name="P26" svg:width="0.0106in" svg:height="0.0106in" draw:control="control38"/></text:p>
          </table:table-cell>
          <table:table-cell table:style-name="Table20.A1" office:value-type="string">
            <text:p text:style-name="P17">64</text:p>
          </table:table-cell>
        </table:table-row>
        <text:soft-page-break/>
        <table:table-row>
          <table:table-cell table:style-name="Table20.A1" office:value-type="string">
            <text:p text:style-name="P15"><draw:frame draw:style-name="fr1" draw:name="Image11" text:anchor-type="as-char" svg:width="0.1665in" svg:height="0.1665in" draw:z-index="52"><draw:image xlink:href="Pictures/100002000000001000000010743FD26FAA781848.gif" xlink:type="simple" xlink:show="embed" xlink:actuate="onLoad" loext:mime-type="image/gif"/><svg:title>Correct Answer</svg:title></draw:frame><draw:control text:anchor-type="as-char" draw:z-index="38" draw:style-name="gr1" draw:text-style-name="P26" svg:width="0.0106in" svg:height="0.0106in" draw:control="control39"/></text:p>
          </table:table-cell>
          <table:table-cell table:style-name="Table20.A1" office:value-type="string">
            <text:p text:style-name="P17">63</text:p>
          </table:table-cell>
        </table:table-row>
        <table:table-row>
          <table:table-cell table:style-name="Table20.A1" office:value-type="string">
            <text:p text:style-name="P15"><draw:frame draw:style-name="fr1" draw:name="Image12" text:anchor-type="as-char" svg:width="0.1665in" svg:height="0.1665in" draw:z-index="53"><draw:image xlink:href="Pictures/100002000000001000000010E7688A3B0C31DC1A.gif" xlink:type="simple" xlink:show="embed" xlink:actuate="onLoad" loext:mime-type="image/gif"/><svg:title>Incorrect Response</svg:title></draw:frame><draw:control text:anchor-type="as-char" draw:z-index="39" draw:style-name="gr1" draw:text-style-name="P26" svg:width="0.0106in" svg:height="0.0106in" draw:control="control40"/></text:p>
          </table:table-cell>
          <table:table-cell table:style-name="Table20.A1" office:value-type="string">
            <text:p text:style-name="P17">5</text:p>
          </table:table-cell>
        </table:table-row>
        <table:table-row>
          <table:table-cell table:style-name="Table20.A1" office:value-type="string">
            <text:p text:style-name="P15"><draw:control text:anchor-type="as-char" draw:z-index="40" draw:style-name="gr1" draw:text-style-name="P26" svg:width="0.0106in" svg:height="0.0106in" draw:control="control41"/></text:p>
          </table:table-cell>
          <table:table-cell table:style-name="Table20.A1" office:value-type="string">
            <text:p text:style-name="P17">6</text:p>
          </table:table-cell>
        </table:table-row>
        <table:table-row>
          <table:table-cell table:style-name="Table20.A1" office:value-type="string">
            <text:p text:style-name="P15"><draw:control text:anchor-type="as-char" draw:z-index="41" draw:style-name="gr1" draw:text-style-name="P26" svg:width="0.0106in" svg:height="0.0106in" draw:control="control42"/></text:p>
          </table:table-cell>
          <table:table-cell table:style-name="Table20.A1" office:value-type="string">
            <text:p text:style-name="P17">31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Lucida Sans Unicode', 'Lucida Grande', sans-serif"/>
    <style:font-face style:name="monospace" svg:font-family="monospac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6:36:51.844931757</meta:creation-date>
    <dc:date>2018-03-31T16:37:44.294257015</dc:date>
    <meta:editing-duration>PT53S</meta:editing-duration>
    <meta:editing-cycles>1</meta:editing-cycles>
    <meta:document-statistic meta:table-count="20" meta:image-count="12" meta:object-count="0" meta:page-count="5" meta:paragraph-count="154" meta:word-count="453" meta:character-count="2474" meta:non-whitespace-character-count="2003"/>
    <meta:generator>LibreOffice/6.0.2.1.0$Linux_X86_64 LibreOffice_project/00m0$Build-1</meta:generator>
  </office:meta>
</office:document-meta>
</file>